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7.43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77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9.439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4.307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7.06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4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3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6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99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00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8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83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45" style:family="table-cell" style:parent-style-name="Excel_20_Built-in_20_Comma" style:data-style-name="N11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46" style:family="table-cell" style:parent-style-name="Excel_20_Built-in_20_Comma" style:data-style-name="N117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9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82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117">
      <style:table-cell-properties style:cell-protect="protected" style:print-content="tru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2" style:family="table-cell" style:parent-style-name="Excel_20_Built-in_20_Comma" style:data-style-name="N117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4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8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0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4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19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0">
      <style:table-cell-properties fo:background-color="#ffffff" fo:border="0.06pt solid #000000"/>
    </style:style>
    <style:style style:name="ce10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7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8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9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30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Default" style:data-style-name="N115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5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49" style:family="table-cell" style:parent-style-name="Default" style:data-style-name="N100">
      <style:table-cell-properties style:rotation-align="none"/>
    </style:style>
    <style:style style:name="ce2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51" style:family="table-cell" style:parent-style-name="Default" style:data-style-name="N4">
      <style:table-cell-properties style:rotation-align="none"/>
    </style:style>
    <style:style style:name="ce25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9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PATRIMONIO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Patrimonio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0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69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69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69" office:value-type="string" calcext:value-type="string" table:number-columns-spanned="1" table:number-rows-spanned="2">
            <text:p>Ref</text:p>
          </table:table-cell>
          <table:table-cell table:style-name="ce69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5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204"/>
          <table:table-cell table:style-name="ce156"/>
          <table:table-cell table:style-name="ce204"/>
          <table:table-cell table:style-name="ce17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8"/>
          <table:table-cell table:style-name="ce208"/>
          <table:table-cell table:style-name="ce213"/>
          <table:table-cell table:style-name="ce204" table:formula="of:=[.F14]-[.I14]" office:value-type="float" office:value="0" calcext:value-type="float">
            <text:p>- </text:p>
          </table:table-cell>
          <table:table-cell table:style-name="ce227" table:formula="of:=[.L14]/[.$L$30]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3-1-1-01-01-001" calcext:value-type="string">
            <text:p><text:s/>3-1-1-01-01-001 </text:p>
          </table:table-cell>
          <table:table-cell table:style-name="ce39" office:value-type="string" office:string-value="CAPITAL SUSCRITO" calcext:value-type="string">
            <text:p><text:s/>CAPITAL SUSCRITO </text:p>
          </table:table-cell>
          <table:table-cell table:style-name="ce134" office:value-type="float" office:value="20000" calcext:value-type="float">
            <text:p>20000 </text:p>
          </table:table-cell>
          <table:table-cell table:style-name="ce157"/>
          <table:table-cell table:style-name="ce165"/>
          <table:table-cell table:style-name="ce177" table:formula="of:=[.C15]-[.D15]+[.E15]" office:value-type="float" office:value="20000" calcext:value-type="float">
            <text:p>20000 </text:p>
          </table:table-cell>
          <table:table-cell table:style-name="ce38" office:value-type="string" office:string-value="3-1-1-01-01-001" calcext:value-type="string">
            <text:p><text:s/>3-1-1-01-01-001 </text:p>
          </table:table-cell>
          <table:table-cell table:style-name="ce39" office:value-type="string" office:string-value="CAPITAL SUSCRITO" calcext:value-type="string">
            <text:p><text:s/>CAPITAL SUSCRITO </text:p>
          </table:table-cell>
          <table:table-cell table:style-name="ce165" office:value-type="float" office:value="20000" calcext:value-type="float">
            <text:p>20000 </text:p>
          </table:table-cell>
          <table:table-cell table:style-name="ce209"/>
          <table:table-cell table:style-name="ce214"/>
          <table:table-cell table:style-name="ce204" table:formula="of:=[.F15]-[.I15]" office:value-type="float" office:value="0" calcext:value-type="float">
            <text:p>- </text:p>
          </table:table-cell>
          <table:table-cell table:style-name="ce227" table:formula="of:=[.L15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3-2-1-01-01-001" calcext:value-type="string">
            <text:p><text:s/>3-2-1-01-01-001 </text:p>
          </table:table-cell>
          <table:table-cell table:style-name="ce39" office:value-type="string" office:string-value="RESERVA LEGAL" calcext:value-type="string">
            <text:p><text:s/>RESERVA LEGAL </text:p>
          </table:table-cell>
          <table:table-cell table:style-name="ce135" office:value-type="float" office:value="142203.51" calcext:value-type="float">
            <text:p>142204 </text:p>
          </table:table-cell>
          <table:table-cell table:style-name="ce157"/>
          <table:table-cell table:style-name="ce165"/>
          <table:table-cell table:style-name="ce177" table:formula="of:=[.C16]-[.D16]+[.E16]" office:value-type="float" office:value="142203.51" calcext:value-type="float">
            <text:p>142204 </text:p>
          </table:table-cell>
          <table:table-cell table:style-name="ce38" office:value-type="string" office:string-value="3-2-1-01-01-001" calcext:value-type="string">
            <text:p><text:s/>3-2-1-01-01-001 </text:p>
          </table:table-cell>
          <table:table-cell table:style-name="ce39" office:value-type="string" office:string-value="RESERVA LEGAL" calcext:value-type="string">
            <text:p><text:s/>RESERVA LEGAL </text:p>
          </table:table-cell>
          <table:table-cell table:style-name="ce165" office:value-type="float" office:value="142203.51" calcext:value-type="float">
            <text:p>142204 </text:p>
          </table:table-cell>
          <table:table-cell table:style-name="ce209"/>
          <table:table-cell table:style-name="ce214"/>
          <table:table-cell table:style-name="ce204" table:formula="of:=[.F16]-[.I16]" office:value-type="float" office:value="0" calcext:value-type="float">
            <text:p>- </text:p>
          </table:table-cell>
          <table:table-cell table:style-name="ce227" table:formula="of:=[.L16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3-2-1-01-01-002" calcext:value-type="string">
            <text:p><text:s/>3-2-1-01-01-002 </text:p>
          </table:table-cell>
          <table:table-cell table:style-name="ce39" office:value-type="string" office:string-value="RESERVA DE CAPITAL" calcext:value-type="string">
            <text:p><text:s/>RESERVA DE CAPITAL </text:p>
          </table:table-cell>
          <table:table-cell table:style-name="ce135" office:value-type="float" office:value="204380.95" calcext:value-type="float">
            <text:p>204381 </text:p>
          </table:table-cell>
          <table:table-cell table:style-name="ce157"/>
          <table:table-cell table:style-name="ce165"/>
          <table:table-cell table:style-name="ce177" table:formula="of:=[.C17]-[.D17]+[.E17]" office:value-type="float" office:value="204380.95" calcext:value-type="float">
            <text:p>204381 </text:p>
          </table:table-cell>
          <table:table-cell table:style-name="ce38" office:value-type="string" office:string-value="3-2-1-01-01-002" calcext:value-type="string">
            <text:p><text:s/>3-2-1-01-01-002 </text:p>
          </table:table-cell>
          <table:table-cell table:style-name="ce39" office:value-type="string" office:string-value="RESERVA DE CAPITAL" calcext:value-type="string">
            <text:p><text:s/>RESERVA DE CAPITAL </text:p>
          </table:table-cell>
          <table:table-cell table:style-name="ce165" office:value-type="float" office:value="204380.95" calcext:value-type="float">
            <text:p>204381 </text:p>
          </table:table-cell>
          <table:table-cell table:style-name="ce209"/>
          <table:table-cell table:style-name="ce214"/>
          <table:table-cell table:style-name="ce204" table:formula="of:=[.F17]-[.I17]" office:value-type="float" office:value="0" calcext:value-type="float">
            <text:p>- </text:p>
          </table:table-cell>
          <table:table-cell table:style-name="ce227" table:formula="of:=[.L17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9" office:value-type="string" office:string-value="3-3-1-01-01-001" calcext:value-type="string">
            <text:p><text:s/>3-3-1-01-01-001 </text:p>
          </table:table-cell>
          <table:table-cell table:style-name="ce39" office:value-type="string" office:string-value="UTILIDAD O PERDIDA EJERC. ANTERIOR" calcext:value-type="string">
            <text:p><text:s/>UTILIDAD O PERDIDA EJERC. ANTERIOR </text:p>
          </table:table-cell>
          <table:table-cell table:style-name="ce134" office:value-type="float" office:value="61726.93" calcext:value-type="float">
            <text:p>61727 </text:p>
          </table:table-cell>
          <table:table-cell table:style-name="ce202" table:number-columns-repeated="2"/>
          <table:table-cell table:style-name="ce177" table:formula="of:=[.C18]-[.D18]+[.E18]" office:value-type="float" office:value="61726.93" calcext:value-type="float">
            <text:p>61727 </text:p>
          </table:table-cell>
          <table:table-cell table:style-name="ce39" office:value-type="string" office:string-value="3-3-1-01-01-001" calcext:value-type="string">
            <text:p><text:s/>3-3-1-01-01-001 </text:p>
          </table:table-cell>
          <table:table-cell table:style-name="ce39" office:value-type="string" office:string-value="UTILIDAD O PERDIDA EJERC. ANTERIOR" calcext:value-type="string">
            <text:p><text:s/>UTILIDAD O PERDIDA EJERC. ANTERIOR </text:p>
          </table:table-cell>
          <table:table-cell table:style-name="ce165" office:value-type="float" office:value="-64852.42" calcext:value-type="float">
            <text:p>(64852)</text:p>
          </table:table-cell>
          <table:table-cell table:style-name="ce209"/>
          <table:table-cell table:style-name="ce214"/>
          <table:table-cell table:style-name="ce204" table:formula="of:=[.F18]-[.I18]" office:value-type="float" office:value="126579.35" calcext:value-type="float">
            <text:p>126579 </text:p>
          </table:table-cell>
          <table:table-cell table:style-name="ce227" table:formula="of:=[.L18]/[.$L$30]" office:value-type="percentage" office:value="26.553641442186" calcext:value-type="percentage">
            <text:p>2655.36 %</text:p>
          </table:table-cell>
          <table:table-cell table:style-name="ce42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3-3-1-01-01-002" calcext:value-type="string">
            <text:p><text:s/>3-3-1-01-01-002 </text:p>
          </table:table-cell>
          <table:table-cell table:style-name="ce39" office:value-type="string" office:string-value="UTILIDAD O PERDIDA DEL EJERCICIO" calcext:value-type="string">
            <text:p><text:s/>UTILIDAD O PERDIDA DEL EJERCICIO </text:p>
          </table:table-cell>
          <table:table-cell table:style-name="ce135" office:value-type="float" office:value="0" calcext:value-type="float">
            <text:p>- </text:p>
          </table:table-cell>
          <table:table-cell table:style-name="ce159"/>
          <table:table-cell table:style-name="ce166"/>
          <table:table-cell table:style-name="ce204" table:formula="of:=[.C19]-[.D19]+[.E19]" office:value-type="float" office:value="0" calcext:value-type="float">
            <text:p>- </text:p>
          </table:table-cell>
          <table:table-cell table:style-name="ce38" office:value-type="string" office:string-value="3-3-1-01-01-002" calcext:value-type="string">
            <text:p><text:s/>3-3-1-01-01-002 </text:p>
          </table:table-cell>
          <table:table-cell table:style-name="ce39" office:value-type="string" office:string-value="UTILIDAD O PERDIDA DEL EJERCICIO" calcext:value-type="string">
            <text:p><text:s/>UTILIDAD O PERDIDA DEL EJERCICIO </text:p>
          </table:table-cell>
          <table:table-cell table:style-name="ce165" office:value-type="float" office:value="121812.42" calcext:value-type="float">
            <text:p>121812 </text:p>
          </table:table-cell>
          <table:table-cell table:style-name="ce209"/>
          <table:table-cell table:style-name="ce214"/>
          <table:table-cell table:style-name="ce204" table:formula="of:=[.F19]-[.I19]" office:value-type="float" office:value="-121812.42" calcext:value-type="float">
            <text:p>(121812)</text:p>
          </table:table-cell>
          <table:table-cell table:style-name="ce227" table:formula="of:=[.L19]/[.$L$30]" office:value-type="percentage" office:value="-25.553641442186" calcext:value-type="percentage">
            <text:p>-2555.36 %</text:p>
          </table:table-cell>
          <table:table-cell table:style-name="ce42" office:value-type="string" calcext:value-type="string">
            <text:p>OBS 1</text:p>
          </table:table-cell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4"/>
          <table:table-cell table:style-name="ce24"/>
          <table:table-cell table:style-name="ce165"/>
          <table:table-cell table:style-name="ce159"/>
          <table:table-cell table:style-name="ce165"/>
          <table:table-cell table:style-name="ce204" table:formula="of:=[.C20]-[.D20]+[.E20]" office:value-type="float" office:value="0" calcext:value-type="float">
            <text:p>- </text:p>
          </table:table-cell>
          <table:table-cell table:style-name="ce51" table:number-columns-repeated="2"/>
          <table:table-cell table:style-name="ce165"/>
          <table:table-cell table:style-name="ce209"/>
          <table:table-cell table:style-name="ce214"/>
          <table:table-cell table:style-name="ce204" table:formula="of:=[.F20]-[.I20]" office:value-type="float" office:value="0" calcext:value-type="float">
            <text:p>- </text:p>
          </table:table-cell>
          <table:table-cell table:style-name="ce227" table:formula="of:=[.L20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52"/>
          <table:table-cell table:style-name="ce199"/>
          <table:table-cell table:style-name="ce157"/>
          <table:table-cell table:style-name="ce165"/>
          <table:table-cell table:style-name="ce204" table:formula="of:=[.C21]-[.D21]+[.E21]" office:value-type="float" office:value="0" calcext:value-type="float">
            <text:p>- </text:p>
          </table:table-cell>
          <table:table-cell table:style-name="ce54"/>
          <table:table-cell table:style-name="ce55"/>
          <table:table-cell table:style-name="ce199"/>
          <table:table-cell table:style-name="ce209"/>
          <table:table-cell table:style-name="ce214"/>
          <table:table-cell table:style-name="ce204" table:formula="of:=[.F21]-[.I21]" office:value-type="float" office:value="0" calcext:value-type="float">
            <text:p>- </text:p>
          </table:table-cell>
          <table:table-cell table:style-name="ce227" table:formula="of:=[.L21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52"/>
          <table:table-cell table:style-name="ce200"/>
          <table:table-cell table:style-name="ce157"/>
          <table:table-cell table:style-name="ce165"/>
          <table:table-cell table:style-name="ce204" table:formula="of:=[.C22]-[.D22]+[.E22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0"/>
          <table:table-cell table:style-name="ce209"/>
          <table:table-cell table:style-name="ce214"/>
          <table:table-cell table:style-name="ce204" table:formula="of:=[.F22]-[.I22]" office:value-type="float" office:value="0" calcext:value-type="float">
            <text:p>- </text:p>
          </table:table-cell>
          <table:table-cell table:style-name="ce227" table:formula="of:=[.L22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52"/>
          <table:table-cell table:style-name="ce200"/>
          <table:table-cell table:style-name="ce157"/>
          <table:table-cell table:style-name="ce165"/>
          <table:table-cell table:style-name="ce204" table:formula="of:=[.C23]-[.D23]+[.E23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0"/>
          <table:table-cell table:style-name="ce209"/>
          <table:table-cell table:style-name="ce214"/>
          <table:table-cell table:style-name="ce204" table:formula="of:=[.F23]-[.I23]" office:value-type="float" office:value="0" calcext:value-type="float">
            <text:p>- </text:p>
          </table:table-cell>
          <table:table-cell table:style-name="ce227" table:formula="of:=[.L23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200"/>
          <table:table-cell table:style-name="ce157"/>
          <table:table-cell table:style-name="ce165"/>
          <table:table-cell table:style-name="ce204" table:formula="of:=[.C24]-[.D24]+[.E24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1"/>
          <table:table-cell table:style-name="ce210"/>
          <table:table-cell table:style-name="ce214"/>
          <table:table-cell table:style-name="ce204" table:formula="of:=[.F24]-[.I24]" office:value-type="float" office:value="0" calcext:value-type="float">
            <text:p>- </text:p>
          </table:table-cell>
          <table:table-cell table:style-name="ce227" table:formula="of:=[.L24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39"/>
          <table:table-cell table:style-name="ce202" table:number-columns-repeated="2"/>
          <table:table-cell table:style-name="ce204" table:formula="of:=[.C25]-[.D25]+[.E25]" office:value-type="float" office:value="0" calcext:value-type="float">
            <text:p>- </text:p>
          </table:table-cell>
          <table:table-cell table:style-name="ce60" table:number-columns-repeated="2"/>
          <table:table-cell table:style-name="ce202"/>
          <table:table-cell table:style-name="ce209"/>
          <table:table-cell table:style-name="ce214"/>
          <table:table-cell table:style-name="ce204" table:formula="of:=[.F25]-[.I25]" office:value-type="float" office:value="0" calcext:value-type="float">
            <text:p>- </text:p>
          </table:table-cell>
          <table:table-cell table:style-name="ce227" table:formula="of:=[.L25]/[.$L$30]" office:value-type="percentage" office:value="0" calcext:value-type="percentage">
            <text:p>0.00 %</text:p>
          </table:table-cell>
          <table:table-cell table:style-name="ce42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65"/>
          <table:table-cell table:style-name="ce159"/>
          <table:table-cell table:style-name="ce165"/>
          <table:table-cell table:style-name="ce204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5"/>
          <table:table-cell table:style-name="ce210"/>
          <table:table-cell table:style-name="ce214"/>
          <table:table-cell table:style-name="ce204" table:formula="of:=[.F26]-[.I26]" office:value-type="float" office:value="0" calcext:value-type="float">
            <text:p>- </text:p>
          </table:table-cell>
          <table:table-cell table:style-name="ce227" table:formula="of:=[.L26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65"/>
          <table:table-cell table:style-name="ce157"/>
          <table:table-cell table:style-name="ce165" table:number-columns-repeated="2"/>
          <table:table-cell table:style-name="ce50"/>
          <table:table-cell table:style-name="ce37"/>
          <table:table-cell table:style-name="ce165"/>
          <table:table-cell table:style-name="ce210"/>
          <table:table-cell table:style-name="ce214"/>
          <table:table-cell table:style-name="ce204" table:formula="of:=[.F27]-[.I27]" office:value-type="float" office:value="0" calcext:value-type="float">
            <text:p>- </text:p>
          </table:table-cell>
          <table:table-cell table:style-name="ce227" table:formula="of:=[.L27]/[.$L$30]" office:value-type="percentage" office:value="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1"/>
          <table:table-cell table:style-name="ce62"/>
          <table:table-cell table:style-name="ce203" table:number-columns-repeated="4"/>
          <table:table-cell table:style-name="ce63" table:number-columns-repeated="2"/>
          <table:table-cell table:style-name="ce203"/>
          <table:table-cell table:style-name="ce208"/>
          <table:table-cell table:style-name="ce213"/>
          <table:table-cell table:style-name="ce203"/>
          <table:table-cell table:style-name="ce228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5"/>
          <table:table-cell table:style-name="ce66"/>
          <table:table-cell table:style-name="ce141"/>
          <table:table-cell table:style-name="ce160"/>
          <table:table-cell table:style-name="ce204"/>
          <table:table-cell table:style-name="ce177"/>
          <table:table-cell table:style-name="ce27"/>
          <table:table-cell table:style-name="ce67"/>
          <table:table-cell table:style-name="ce204"/>
          <table:table-cell table:style-name="ce211"/>
          <table:table-cell table:style-name="ce215"/>
          <table:table-cell table:style-name="ce218"/>
          <table:table-cell table:style-name="ce229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72"/>
          <table:table-cell table:style-name="ce73" office:value-type="string" office:string-value="Total" calcext:value-type="string">
            <text:p><text:s/>Total </text:p>
          </table:table-cell>
          <table:table-cell table:style-name="ce205" table:formula="of:=SUM([.C14:.C27])" office:value-type="float" office:value="428311.39" calcext:value-type="float">
            <text:p>428311 </text:p>
          </table:table-cell>
          <table:table-cell table:style-name="ce205" table:formula="of:=SUM([.D14:.D27])" office:value-type="float" office:value="0" calcext:value-type="float">
            <text:p>- </text:p>
          </table:table-cell>
          <table:table-cell table:style-name="ce205" table:formula="of:=SUM([.E14:.E27])" office:value-type="float" office:value="0" calcext:value-type="float">
            <text:p>- </text:p>
          </table:table-cell>
          <table:table-cell table:style-name="ce205" table:formula="of:=SUM([.F14:.F27])" office:value-type="float" office:value="428311.39" calcext:value-type="float">
            <text:p>428311 </text:p>
          </table:table-cell>
          <table:table-cell table:style-name="ce72" table:number-columns-repeated="2"/>
          <table:table-cell table:style-name="ce205" table:formula="of:=SUM([.I14:.I27])" office:value-type="float" office:value="423544.46" calcext:value-type="float">
            <text:p>423544 </text:p>
          </table:table-cell>
          <table:table-cell table:style-name="ce205" table:number-columns-repeated="2"/>
          <table:table-cell table:style-name="ce205" table:formula="of:=SUM([.L14:.L27])" office:value-type="float" office:value="4766.93000000001" calcext:value-type="float">
            <text:p>4767 </text:p>
          </table:table-cell>
          <table:table-cell table:style-name="ce230" table:formula="of:=SUM([.M14:.M27])" office:value-type="percentage" office:value="1" calcext:value-type="percentage">
            <text:p>100.00 %</text:p>
          </table:table-cell>
          <table:table-cell table:style-name="ce75"/>
          <table:table-cell table:style-name="ce76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7"/>
          <table:table-cell table:style-name="ce78" office:value-type="string" calcext:value-type="string">
            <text:p>Saldo al</text:p>
          </table:table-cell>
          <table:table-cell table:style-name="ce79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Nota a los Ef's</text:p>
          </table:table-cell>
          <table:table-cell table:style-name="ce81" office:value-type="date" office:date-value="2020-12-31" calcext:value-type="date">
            <text:p>31/12/2020</text:p>
          </table:table-cell>
          <table:table-cell table:style-name="ce82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0"/>
          <table:table-cell table:style-name="ce81"/>
          <table:table-cell table:style-name="ce82"/>
          <table:table-cell table:number-columns-repeated="1020"/>
        </table:table-row>
        <table:table-row table:style-name="ro1">
          <table:table-cell/>
          <table:table-cell table:style-name="ce143" office:value-type="string" calcext:value-type="string">
            <text:p>CAPITAL SUSCRITO</text:p>
          </table:table-cell>
          <table:table-cell table:style-name="ce181" table:formula="of:=[.F15]" office:value-type="float" office:value="20000" calcext:value-type="float">
            <text:p>20000 </text:p>
          </table:table-cell>
          <table:table-cell table:style-name="ce181" table:formula="of:=[.I15]" office:value-type="float" office:value="20000" calcext:value-type="float">
            <text:p>20000 </text:p>
          </table:table-cell>
          <table:table-cell table:number-columns-repeated="1020"/>
        </table:table-row>
        <table:table-row table:style-name="ro1">
          <table:table-cell/>
          <table:table-cell table:style-name="ce84" office:value-type="string" calcext:value-type="string">
            <text:p>RESERVA LEGAL</text:p>
          </table:table-cell>
          <table:table-cell table:style-name="ce165" table:formula="of:=[.F16]" office:value-type="float" office:value="142203.51" calcext:value-type="float">
            <text:p>142204 </text:p>
          </table:table-cell>
          <table:table-cell table:style-name="ce165" table:formula="of:=[.I16]" office:value-type="float" office:value="142203.51" calcext:value-type="float">
            <text:p>142204 </text:p>
          </table:table-cell>
          <table:table-cell table:number-columns-repeated="1020"/>
        </table:table-row>
        <table:table-row table:style-name="ro1">
          <table:table-cell/>
          <table:table-cell table:style-name="ce84" office:value-type="string" calcext:value-type="string">
            <text:p>RESERVA DE CAPITAL</text:p>
          </table:table-cell>
          <table:table-cell table:style-name="ce165" table:formula="of:=[.F17]" office:value-type="float" office:value="204380.95" calcext:value-type="float">
            <text:p>204381 </text:p>
          </table:table-cell>
          <table:table-cell table:style-name="ce165" table:formula="of:=[.I17]" office:value-type="float" office:value="204380.95" calcext:value-type="float">
            <text:p>204381 </text:p>
          </table:table-cell>
          <table:table-cell table:number-columns-repeated="1020"/>
        </table:table-row>
        <table:table-row table:style-name="ro1">
          <table:table-cell/>
          <table:table-cell table:style-name="ce84" office:value-type="string" calcext:value-type="string">
            <text:p>UTILIDAD O PERDIDA EJERC. ANTERIOR</text:p>
          </table:table-cell>
          <table:table-cell table:style-name="ce165" table:formula="of:=[.F18]" office:value-type="float" office:value="61726.93" calcext:value-type="float">
            <text:p>61727 </text:p>
          </table:table-cell>
          <table:table-cell table:style-name="ce165" table:formula="of:=[.I18]" office:value-type="float" office:value="-64852.42" calcext:value-type="float">
            <text:p>(64852)</text:p>
          </table:table-cell>
          <table:table-cell table:number-columns-repeated="1020"/>
        </table:table-row>
        <table:table-row table:style-name="ro1">
          <table:table-cell/>
          <table:table-cell table:style-name="ce84" office:value-type="string" calcext:value-type="string">
            <text:p>UTILIDAD O PERDIDA DEL EJERCICIO</text:p>
          </table:table-cell>
          <table:table-cell table:style-name="ce181" table:formula="of:=[.F19]" office:value-type="float" office:value="0" calcext:value-type="float">
            <text:p>- </text:p>
          </table:table-cell>
          <table:table-cell table:style-name="ce181" table:formula="of:=[.I19]" office:value-type="float" office:value="121812.42" calcext:value-type="float">
            <text:p>121812 </text:p>
          </table:table-cell>
          <table:table-cell table:number-columns-repeated="1020"/>
        </table:table-row>
        <table:table-row table:style-name="ro1">
          <table:table-cell/>
          <table:table-cell table:style-name="ce84"/>
          <table:table-cell table:style-name="ce168"/>
          <table:table-cell table:style-name="ce182"/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Total</text:p>
          </table:table-cell>
          <table:table-cell table:style-name="ce183" table:formula="of:=+SUM([.C36:.C41])" office:value-type="float" office:value="428311.39" calcext:value-type="float">
            <text:p>428311 </text:p>
          </table:table-cell>
          <table:table-cell table:style-name="ce183" table:formula="of:=+SUM([.D36:.D41])" office:value-type="float" office:value="423544.46" calcext:value-type="float">
            <text:p>423544 </text:p>
          </table:table-cell>
          <table:table-cell table:number-columns-repeated="1020"/>
        </table:table-row>
        <table:table-row table:style-name="ro1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Trial</text:p>
          </table:table-cell>
          <table:table-cell table:style-name="ce145"/>
          <table:table-cell table:style-name="ce162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Diferencia</text:p>
          </table:table-cell>
          <table:table-cell table:style-name="ce146" table:formula="of:=[.C42]-[.C45]" office:value-type="float" office:value="428311.39" calcext:value-type="float">
            <text:p>428311 </text:p>
          </table:table-cell>
          <table:table-cell table:style-name="ce146" table:formula="of:=[.D42]-[.D45]" office:value-type="float" office:value="423544.46" calcext:value-type="float">
            <text:p>423544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 calcext:value-type="string">
            <text:p>Fuente:</text:p>
          </table:table-cell>
          <table:table-cell table:style-name="ce103" table:number-columns-repeated="11"/>
          <table:table-cell table:style-name="ce104"/>
          <table:table-cell table:style-name="ce103"/>
          <table:table-cell table:number-columns-repeated="1010"/>
        </table:table-row>
        <table:table-row table:style-name="ro1">
          <table:table-cell table:style-name="ce105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OBS 1</text:p>
          </table:table-cell>
          <table:table-cell office:value-type="string" calcext:value-type="string">
            <text:p>Aun falta el cierre del 2020, para poder realizar el analisis de datos 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Patrimonio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row table:style-name="ro6">
          <table:table-cell table:style-name="ce249" office:value-type="string" calcext:value-type="string">
            <text:p>3</text:p>
          </table:table-cell>
          <table:table-cell table:style-name="ce250" office:value-type="string" calcext:value-type="string">
            <text:p>PATRIMONIO </text:p>
          </table:table-cell>
          <table:table-cell table:style-name="ce251" office:value-type="float" office:value="-428311.39" calcext:value-type="float">
            <text:p>-428,311.39</text:p>
          </table:table-cell>
          <table:table-cell table:style-name="ce251" table:number-columns-repeated="3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1</text:p>
          </table:table-cell>
          <table:table-cell table:style-name="ce250" office:value-type="string" calcext:value-type="string">
            <text:p>CAPITAL</text:p>
          </table:table-cell>
          <table:table-cell table:style-name="ce251" office:value-type="float" office:value="-20000" calcext:value-type="float">
            <text:p>-20,000.00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1-1</text:p>
          </table:table-cell>
          <table:table-cell table:style-name="ce250" office:value-type="string" calcext:value-type="string">
            <text:p>CAPITAL</text:p>
          </table:table-cell>
          <table:table-cell table:style-name="ce251" office:value-type="float" office:value="-20000" calcext:value-type="float">
            <text:p>-20,000.00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1-1-01</text:p>
          </table:table-cell>
          <table:table-cell table:style-name="ce250" office:value-type="string" calcext:value-type="string">
            <text:p>CAPITAL</text:p>
          </table:table-cell>
          <table:table-cell table:style-name="ce251" office:value-type="float" office:value="-20000" calcext:value-type="float">
            <text:p>-20,000.00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1-1-01-01</text:p>
          </table:table-cell>
          <table:table-cell table:style-name="ce250" office:value-type="string" calcext:value-type="string">
            <text:p>CAPITAL PAGADO</text:p>
          </table:table-cell>
          <table:table-cell table:style-name="ce251" office:value-type="float" office:value="-20000" calcext:value-type="float">
            <text:p>-20,000.00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1-1-01-01-001</text:p>
          </table:table-cell>
          <table:table-cell table:style-name="ce250" office:value-type="string" calcext:value-type="string">
            <text:p>CAPITAL SUSCRITO</text:p>
          </table:table-cell>
          <table:table-cell table:style-name="ce251" office:value-type="float" office:value="-20000" calcext:value-type="float">
            <text:p>-20,000.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float" office:value="-20000" calcext:value-type="float">
            <text:p>-20,000.00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3085266.85" calcext:value-type="float">
            <text:p>3,085,266.85</text:p>
          </table:table-cell>
          <table:table-cell table:style-name="ce251"/>
          <table:table-cell table:number-columns-repeated="27"/>
        </table:table-row>
        <table:table-row table:style-name="ro6">
          <table:table-cell table:style-name="ce249" office:value-type="string" calcext:value-type="string">
            <text:p>3-2</text:p>
          </table:table-cell>
          <table:table-cell table:style-name="ce250" office:value-type="string" calcext:value-type="string">
            <text:p>RESERVAS</text:p>
          </table:table-cell>
          <table:table-cell table:style-name="ce251" office:value-type="float" office:value="-346584.46" calcext:value-type="float">
            <text:p>-346,584.46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2-1</text:p>
          </table:table-cell>
          <table:table-cell table:style-name="ce250" office:value-type="string" calcext:value-type="string">
            <text:p>RESERVAS</text:p>
          </table:table-cell>
          <table:table-cell table:style-name="ce251" office:value-type="float" office:value="-346584.46" calcext:value-type="float">
            <text:p>-346,584.46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2-1-01</text:p>
          </table:table-cell>
          <table:table-cell table:style-name="ce250" office:value-type="string" calcext:value-type="string">
            <text:p>RESERVAS</text:p>
          </table:table-cell>
          <table:table-cell table:style-name="ce251" office:value-type="float" office:value="-346584.46" calcext:value-type="float">
            <text:p>-346,584.46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2-1-01-01</text:p>
          </table:table-cell>
          <table:table-cell table:style-name="ce250" office:value-type="string" calcext:value-type="string">
            <text:p>RESERVAS</text:p>
          </table:table-cell>
          <table:table-cell table:style-name="ce251" office:value-type="float" office:value="-346584.46" calcext:value-type="float">
            <text:p>-346,584.46</text:p>
          </table:table-cell>
          <table:table-cell table:number-columns-repeated="2"/>
          <table:table-cell table:style-name="ce251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2-1-01-01-001</text:p>
          </table:table-cell>
          <table:table-cell table:style-name="ce250" office:value-type="string" calcext:value-type="string">
            <text:p>RESERVA LEGAL</text:p>
          </table:table-cell>
          <table:table-cell table:style-name="ce251" office:value-type="float" office:value="-142203.51" calcext:value-type="float">
            <text:p>-142,203.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float" office:value="-142203.51" calcext:value-type="float">
            <text:p>-142,203.51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3085266.85" calcext:value-type="float">
            <text:p>3,085,266.85</text:p>
          </table:table-cell>
          <table:table-cell table:style-name="ce251"/>
          <table:table-cell table:number-columns-repeated="27"/>
        </table:table-row>
        <table:table-row table:style-name="ro6">
          <table:table-cell table:style-name="ce249" office:value-type="string" calcext:value-type="string">
            <text:p>3-2-1-01-01-002</text:p>
          </table:table-cell>
          <table:table-cell table:style-name="ce250" office:value-type="string" calcext:value-type="string">
            <text:p>RESERVA DE CAPITAL</text:p>
          </table:table-cell>
          <table:table-cell table:style-name="ce251" office:value-type="float" office:value="-204380.95" calcext:value-type="float">
            <text:p>-204,380.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float" office:value="-204380.95" calcext:value-type="float">
            <text:p>-204,380.95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3085266.85" calcext:value-type="float">
            <text:p>3,085,266.85</text:p>
          </table:table-cell>
          <table:table-cell table:style-name="ce251"/>
          <table:table-cell table:number-columns-repeated="27"/>
        </table:table-row>
        <table:table-row table:style-name="ro6">
          <table:table-cell table:style-name="ce249" office:value-type="string" calcext:value-type="string">
            <text:p>3-3</text:p>
          </table:table-cell>
          <table:table-cell table:style-name="ce250" office:value-type="string" calcext:value-type="string">
            <text:p>RESULTADOS</text:p>
          </table:table-cell>
          <table:table-cell table:style-name="ce251" office:value-type="float" office:value="-61726.93" calcext:value-type="float">
            <text:p>-61,726.93</text:p>
          </table:table-cell>
          <table:table-cell table:style-name="ce251" table:number-columns-repeated="3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3-1</text:p>
          </table:table-cell>
          <table:table-cell table:style-name="ce250" office:value-type="string" calcext:value-type="string">
            <text:p>RESULTADOS</text:p>
          </table:table-cell>
          <table:table-cell table:style-name="ce251" office:value-type="float" office:value="-61726.93" calcext:value-type="float">
            <text:p>-61,726.93</text:p>
          </table:table-cell>
          <table:table-cell table:style-name="ce251" table:number-columns-repeated="3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3-1-01</text:p>
          </table:table-cell>
          <table:table-cell table:style-name="ce250" office:value-type="string" calcext:value-type="string">
            <text:p>RESULTADOS</text:p>
          </table:table-cell>
          <table:table-cell table:style-name="ce251" office:value-type="float" office:value="-61726.93" calcext:value-type="float">
            <text:p>-61,726.93</text:p>
          </table:table-cell>
          <table:table-cell table:style-name="ce251" table:number-columns-repeated="3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3-1-01-01</text:p>
          </table:table-cell>
          <table:table-cell table:style-name="ce250" office:value-type="string" calcext:value-type="string">
            <text:p>RESULTADOS</text:p>
          </table:table-cell>
          <table:table-cell table:style-name="ce251" office:value-type="float" office:value="-61726.93" calcext:value-type="float">
            <text:p>-61,726.93</text:p>
          </table:table-cell>
          <table:table-cell table:style-name="ce251" table:number-columns-repeated="3"/>
          <table:table-cell table:number-columns-repeated="2"/>
          <table:table-cell table:style-name="ce251" table:number-columns-repeated="2"/>
          <table:table-cell table:number-columns-repeated="27"/>
        </table:table-row>
        <table:table-row table:style-name="ro6">
          <table:table-cell table:style-name="ce249" office:value-type="string" calcext:value-type="string">
            <text:p>3-3-1-01-01-001</text:p>
          </table:table-cell>
          <table:table-cell table:style-name="ce250" office:value-type="string" calcext:value-type="string">
            <text:p>UTILIDAD O PERDIDA EJERC. ANTERIOR</text:p>
          </table:table-cell>
          <table:table-cell table:style-name="ce251" office:value-type="float" office:value="126625.06" calcext:value-type="float">
            <text:p>126,625.06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188351.99" calcext:value-type="float">
            <text:p>188,351.99</text:p>
          </table:table-cell>
          <table:table-cell table:style-name="ce251" office:value-type="float" office:value="-61726.93" calcext:value-type="float">
            <text:p>-61,726.9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51" table:number-columns-repeated="2"/>
          <table:table-cell table:number-columns-repeated="5"/>
          <table:table-cell table:style-name="ce252"/>
          <table:table-cell table:number-columns-repeated="2"/>
          <table:table-cell table:style-name="ce251"/>
          <table:table-cell table:number-columns-repeated="5"/>
          <table:table-cell table:style-name="ce252"/>
          <table:table-cell table:number-columns-repeated="3"/>
          <table:table-cell table:style-name="ce251" table:number-columns-repeated="2"/>
        </table:table-row>
        <table:table-row table:style-name="ro1">
          <table:table-cell table:style-name="ce249" office:value-type="string" calcext:value-type="string">
            <text:p><text:s/>45.71</text:p>
          </table:table-cell>
          <table:table-cell table:style-name="ce251" office:value-type="float" office:value="126579.35" calcext:value-type="float">
            <text:p>126,579.35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2" office:value-type="date" office:date-value="2020-01-02" calcext:value-type="date">
            <text:p>02/01/2020</text:p>
          </table:table-cell>
          <table:table-cell office:value-type="string" calcext:value-type="string">
            <text:p>Traslado <text:s/>de Utilidades <text:s/>ejercicio <text:s/>2019</text:p>
          </table:table-cell>
          <table:table-cell table:number-columns-repeated="2"/>
          <table:table-cell table:style-name="ce251" table:number-columns-repeated="2"/>
          <table:table-cell table:number-columns-repeated="24"/>
        </table:table-row>
        <table:table-row table:style-name="ro1">
          <table:table-cell table:style-name="ce249" office:value-type="string" calcext:value-type="string">
            <text:p>-61,726.93</text:p>
          </table:table-cell>
          <table:table-cell table:style-name="ce251" office:value-type="float" office:value="61772.64" calcext:value-type="float">
            <text:p>61,772.64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2" office:value-type="date" office:date-value="2020-01-02" calcext:value-type="date">
            <text:p>02/01/2020</text:p>
          </table:table-cell>
          <table:table-cell office:value-type="string" calcext:value-type="string">
            <text:p>Traslado Utilidad A Anterior 2018</text:p>
          </table:table-cell>
          <table:table-cell table:number-columns-repeated="2"/>
          <table:table-cell table:style-name="ce251" table:number-columns-repeated="2"/>
          <table:table-cell table:number-columns-repeated="24"/>
        </table:table-row>
        <table:table-row table:style-name="ro6">
          <table:table-cell table:style-name="ce249" office:value-type="string" calcext:value-type="string">
            <text:p>3-3-1-01-01-002</text:p>
          </table:table-cell>
          <table:table-cell table:style-name="ce250" office:value-type="string" calcext:value-type="string">
            <text:p>UTILIDAD O PERDIDA DEL EJERCICIO</text:p>
          </table:table-cell>
          <table:table-cell table:style-name="ce251" office:value-type="float" office:value="-188351.99" calcext:value-type="float">
            <text:p>-188,351.99</text:p>
          </table:table-cell>
          <table:table-cell table:style-name="ce251" office:value-type="float" office:value="188351.99" calcext:value-type="float">
            <text:p>188,35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251"/>
          <table:table-cell table:number-columns-repeated="4"/>
          <table:table-cell table:style-name="ce252"/>
          <table:table-cell/>
          <table:table-cell table:style-name="ce251"/>
          <table:table-cell/>
          <table:table-cell table:style-name="ce251"/>
          <table:table-cell table:number-columns-repeated="4"/>
          <table:table-cell table:style-name="ce252"/>
          <table:table-cell table:number-columns-repeated="3"/>
          <table:table-cell table:style-name="ce251" table:number-columns-repeated="2"/>
        </table:table-row>
        <table:table-row table:style-name="ro1">
          <table:table-cell table:style-name="ce249" office:value-type="string" calcext:value-type="string">
            <text:p>-61,772.64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126579.35" calcext:value-type="float">
            <text:p>126,579.35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2" office:value-type="date" office:date-value="2020-01-02" calcext:value-type="date">
            <text:p>02/01/2020</text:p>
          </table:table-cell>
          <table:table-cell office:value-type="string" calcext:value-type="string">
            <text:p>Traslado <text:s/>de Utilidades <text:s/>ejercicio <text:s/>2019</text:p>
          </table:table-cell>
          <table:table-cell table:number-columns-repeated="2"/>
          <table:table-cell table:style-name="ce251" table:number-columns-repeated="2"/>
          <table:table-cell table:number-columns-repeated="24"/>
        </table:table-row>
        <table:table-row table:style-name="ro1">
          <table:table-cell table:style-name="ce249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51" office:value-type="float" office:value="61772.64" calcext:value-type="float">
            <text:p>61,772.64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2" office:value-type="date" office:date-value="2020-01-02" calcext:value-type="date">
            <text:p>02/01/2020</text:p>
          </table:table-cell>
          <table:table-cell office:value-type="string" calcext:value-type="string">
            <text:p>Traslado Utilidad A Anterior 2018</text:p>
          </table:table-cell>
          <table:table-cell table:number-columns-repeated="2"/>
          <table:table-cell table:style-name="ce251" table:number-columns-repeated="2"/>
          <table:table-cell table:number-columns-repeated="24"/>
        </table:table-row>
        <table:table-row table:style-name="ro1" table:number-rows-repeated="1048553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 </number:text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1:38:13.598583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21:46:11.164064530</dc:date>
    <meta:editing-cycles>5</meta:editing-cycles>
    <meta:editing-duration>PT21M20S</meta:editing-duration>
    <meta:document-statistic meta:table-count="2" meta:cell-count="269" meta:object-count="0"/>
  </office:meta>
</office:document-meta>
</file>